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žití XSLT transformací </text:p>
      <text:p text:style-name="Standard"/>
      <text:p text:style-name="Standard">Prohlédněte si dokument projekty_1.xml. Tento dokument</text:p>
      <text:p text:style-name="Standard">obsahuje zadání projektů. Projekty jsou sdružovány do skupin.</text:p>
      <text:p text:style-name="Standard">Každý projekt má svuj název (povinný), platformu, seznam předmětů,</text:p>
      <text:p text:style-name="Standard">v rámci nichž může být řešen a svého vedoucího a popis.</text:p>
      <text:p text:style-name="Standard">Pokud projekt nemá některý z atributů uveden, dědí jeho hodnotu</text:p>
      <text:p text:style-name="Standard">z nadřazené skupiny projektů. Schémata jsou uložena v adresáři</text:p>
      <text:p text:style-name="Standard">schema.</text:p>
      <text:p text:style-name="Standard"/>
      <text:p text:style-name="Standard">Jednotlivé transformace jsou v souborech u1-u5.xsl, vysledky v souborech r1-r5.html. Pro vlastní zkoušení lze použít napřiklad xsltproc.</text:p>
      <text:p text:style-name="Standard"/>
      <text:p text:style-name="Standard">Pomocí XSLT transformací vytvořte:</text:p>
      <text:p text:style-name="Standard"/>
      <text:p text:style-name="Standard">1) XHTML stránku obsahující hierarchický</text:p>
      <text:p text:style-name="Standard"><text:s text:c="3"/>seznam skupin projektů a projektů, tedy:</text:p>
      <text:p text:style-name="Standard"><text:s text:c="3"/>- Vsechny projekty</text:p>
      <text:p text:style-name="Standard"><text:s text:c="5"/>- Projekty (Jan Vrany)</text:p>
      <text:p text:style-name="Standard"><text:s text:c="7"/>- Projekt 1</text:p>
      <text:p text:style-name="Standard"><text:s text:c="7"/>- Bakalarka 1 - externi </text:p>
      <text:p text:style-name="Standard"><text:s text:c="5"/>- Projekty (Martin Nečaský)</text:p>
      <text:p text:style-name="Standard"><text:s text:c="7"/>- Projekt 3</text:p>
      <text:p text:style-name="Standard"><text:s text:c="7"/>- Čarodějnice za Salemu - používané kletby</text:p>
      <text:p text:style-name="Standard"/>
      <text:p text:style-name="Standard"><text:s text:c="3"/>&lt;xsl:template match="..."/&gt;</text:p>
      <text:p text:style-name="Standard"><text:s text:c="3"/>&lt;xsl:value-of select="..."/&gt;</text:p>
      <text:p text:style-name="Standard"/>
      <text:p text:style-name="Standard">2) Totéž, jako v 1), jen nahradte kód pro zobrazení</text:p>
      <text:p text:style-name="Standard"><text:s text:c="3"/>názvu skupiny projektů-projektu jednou společnou</text:p>
      <text:p text:style-name="Standard"><text:s text:c="3"/>šablonou s parametrem</text:p>
      <text:p text:style-name="Standard"><text:s text:c="3"/></text:p>
      <text:p text:style-name="Standard"><text:s text:c="3"/>&lt;xsl:template name="..."/&gt;</text:p>
      <text:p text:style-name="Standard"><text:s text:c="3"/>&lt;xsl:param/&gt;</text:p>
      <text:p text:style-name="Standard"><text:s text:c="3"/>&lt;xsl:call-template/&gt;</text:p>
      <text:p text:style-name="Standard"><text:s text:c="3"/>&lt;xsl:with-param/&gt;</text:p>
      <text:p text:style-name="Standard"/>
      <text:p text:style-name="Standard">3) XHTML stránku, obsahující seznam projektů,</text:p>
      <text:p text:style-name="Standard"><text:s text:c="3"/>u každého projektu jeho název, ID, vedoucího</text:p>
      <text:p text:style-name="Standard"><text:s text:c="3"/>práce a popis</text:p>
      <text:p text:style-name="Standard"/>
      <text:p text:style-name="Standard">4) Totéž jako ve 3), ale začátek stránky bude obsahovat </text:p>
      <text:p text:style-name="Standard"><text:s text:c="3"/>jednoduchý klikací obsah (kliknu na název projektu</text:p>
      <text:p text:style-name="Standard"><text:s text:c="3"/>a zobrazí se daný projekt)</text:p>
      <text:p text:style-name="Standard"><text:s text:c="3"/></text:p>
      <text:p text:style-name="Standard"><text:s text:c="3"/>&lt;xsl:attribute/&gt;</text:p>
      <text:p text:style-name="Standard"><text:s text:c="3"/>&lt;xsl:for-each/&gt;</text:p>
      <text:p text:style-name="Standard"/>
      <text:p text:style-name="Standard">5) Totéž, jako ve 4), ale u vedoucího práce bude uveden</text:p>
      <text:p text:style-name="Standard"><text:s text:c="3"/>email v antispamovém tvaru user [at] domain</text:p>
      <text:p text:style-name="Standard"/>
      <text:p text:style-name="Standard"/>
      <text:p text:style-name="Standard"><text:soft-page-break/>6) Tabulku ve formátu CSV obsahující</text:p>
      <text:p text:style-name="Standard"><text:s text:c="2"/>ID projektu, jméno projektu, jméno vedoucího projektu, email vedoucího projekt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26T15:14:01</meta:creation-date>
    <dc:date>2011-03-02T17:56:24</dc:date>
    <meta:editing-duration>PT10M3S</meta:editing-duration>
    <meta:editing-cycles>3</meta:editing-cycles>
    <meta:generator>OpenOffice.org/3.3$Unix OpenOffice.org_project/330m20$Build-9567</meta:generator>
    <meta:document-statistic meta:table-count="0" meta:image-count="0" meta:object-count="0" meta:page-count="2" meta:paragraph-count="42" meta:word-count="219" meta:character-count="1624"/>
    <dc:creator>Pavel Strnad</dc:creator>
  </office:meta>
</office:document-meta>
</file>